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1562in" text:min-label-width="0.25in" text:list-level-position-and-space-mode="label-alignment">
          <style:list-level-label-alignment text:label-followed-by="listtab" fo:margin-left="0.4062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>
        <style:tab-stops>
          <style:tab-stop style:type="left" style:position="5.1875in"/>
        </style:tab-stops>
      </style:paragraph-properties>
      <style:text-properties fo:font-weight="bold" style:font-weight-asian="bold" style:font-weight-complex="bold" fo:color="#000000"/>
    </style:style>
    <style:style style:name="P6" style:parent-style-name="Normal" style:family="paragraph">
      <style:text-properties fo:color="#000000"/>
    </style:style>
    <style:style style:name="P7" style:parent-style-name="ListParagraph" style:list-style-name="LFO1" style:family="paragraph">
      <style:text-properties fo:color="#000000"/>
    </style:style>
    <style:style style:name="P8" style:parent-style-name="ListParagraph" style:list-style-name="LFO1" style:family="paragraph">
      <style:text-properties fo:color="#000000"/>
    </style:style>
    <style:style style:name="P9" style:parent-style-name="ListParagraph" style:list-style-name="LFO1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/>
    </style:style>
    <style:style style:name="P17" style:parent-style-name="Normal" style:family="paragraph">
      <style:text-properties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 fo:color="#000000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color="#000000"/>
    </style:style>
    <style:style style:name="P28" style:parent-style-name="Normal" style:family="paragraph">
      <style:text-properties fo:color="#000000"/>
    </style:style>
    <style:style style:name="P29" style:parent-style-name="Normal" style:family="paragraph">
      <style:text-properties fo:color="#000000"/>
    </style:style>
    <style:style style:name="P30" style:parent-style-name="Normal" style:family="paragraph">
      <style:text-properties fo:color="#000000"/>
    </style:style>
    <style:style style:name="P31" style:parent-style-name="Normal" style:family="paragraph">
      <style:text-properties fo:color="#000000"/>
    </style:style>
    <style:style style:name="P32" style:parent-style-name="Normal" style:family="paragraph">
      <style:text-properties fo:color="#000000"/>
    </style:style>
    <style:style style:name="P33" style:parent-style-name="Normal" style:family="paragraph">
      <style:text-properties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color="#000000"/>
    </style:style>
    <style:style style:name="P36" style:parent-style-name="Normal" style:family="paragraph">
      <style:text-properties fo:color="#000000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156082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156082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-0.59375in" svg:y="0in" svg:width="4.04167in" svg:height="3in" draw:z-index="251663360" draw:id="id0" draw:style-name="a0" draw:name="Rectangle 1" text:anchor-type="paragraph"><svg:title/><svg:desc/><text:p text:style-name="P5">ComputerPart</text:p><text:p text:style-name="P6">-------------------------------------------------------------------------</text:p><text:list text:style-name="LFO1" text:continue-numbering="true"><text:list-item><text:p text:style-name="P7">partId: int<text:s/></text:p></text:list-item><text:list-item><text:p text:style-name="P8">name: String</text:p></text:list-item><text:list-item><text:p text:style-name="P9">price: double</text:p></text:list-item></text:list><text:p text:style-name="P10">-------------------------------------------------------------------------</text:p><text:p text:style-name="P11"><text:s/>+ ComputerPart () <text:s text:c="3"/></text:p><text:p text:style-name="Normal"><text:span text:style-name="T12"><text:s/>+ ComputerPart (partId: int, name: String, price: double</text:span>)<text:s/></text:p><text:p text:style-name="Normal"><text:s/><text:span text:style-name="T13">+ getters and setters<text:s/></text:span></text:p><text:p text:style-name="P14"><text:s/>+ toString (): String <text:s text:c="5"/></text:p><text:p text:style-name="P15"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onnector draw:type="line" svg:x1="1.57292in" svg:y1="2.51111in" svg:x2="1.07292in" svg:y2="0.62569in" draw:z-index="251668480" draw:id="id1" draw:style-name="a2" draw:name="Straight Arrow Connector 2" text:anchor-type="paragraph"><svg:title/><svg:desc/></draw:connector><draw:connector draw:type="line" svg:x1="0.88542in" svg:y1="4.01111in" svg:x2="0.42708in" svg:y2="0.61528in" draw:z-index="251666432" draw:id="id2" draw:style-name="a4" draw:name="Straight Arrow Connector 2" text:anchor-type="paragraph"><svg:title/><svg:desc/></draw:connector><draw:custom-shape svg:x="1.5625in" svg:y="1.08403in" svg:width="5.29167in" svg:height="2.48958in" draw:z-index="251659264" draw:id="id3" draw:style-name="a5" draw:name="Rectangle 1" text:anchor-type="paragraph"><svg:title/><svg:desc/><text:p text:style-name="P16">Peripheral</text:p><text:p text:style-name="P17">-------------------------------------------------------------------------------------------------</text:p><text:p text:style-name="P18"><text:s/>- connectionType: String<text:s/></text:p><text:p text:style-name="P19">-------------------------------------------------------------------------------------------------</text:p><text:p text:style-name="P20"><text:s/>+ Peripheral() <text:s/></text:p><text:p text:style-name="P21"><text:s/>+ Peripheral(partId: int, name: String, price: double, connectionType: String)<text:s/></text:p><text:p text:style-name="P22"><text:s/>+ getters and setters (including those inherited from ComputerPart)</text:p><text:p text:style-name="P23"><text:s/>+ toString(): String (overrides ComputerPart's toString)<text:s/></text:p><draw:enhanced-geometry draw:type="non-primitive" svg:viewBox="0 0 21600 21600" draw:enhanced-path="M 0 0 L 21600 0 21600 21600 0 21600 Z N"/></draw:custom-shape><draw:custom-shape svg:x="-0.6875in" svg:y="3.94861in" svg:width="3.5in" svg:height="4.125in" draw:z-index="251665408" draw:id="id4" draw:style-name="a6" draw:name="Rectangle 1" text:anchor-type="paragraph"><svg:title/><svg:desc/><text:p text:style-name="P24">ComputerShopGUI</text:p><text:p text:style-name="P25">---------------------------------------------------------------</text:p><text:p text:style-name="P26"><text:s/>- partsList: ArrayList<text:s/>&lt;ComputerPart&gt;<text:s/></text:p><text:p text:style-name="P27"><text:s/>- partIdTF: JTextField <text:s text:c="16"/></text:p><text:p text:style-name="P28"><text:s/>- nameTF: JTextField <text:s text:c="17"/></text:p><text:p text:style-name="P29"><text:s/>- priceTF: JTextField <text:s text:c="17"/></text:p><text:p text:style-name="P30"><text:s/>- connectionTypeTF: JTextField <text:s text:c="8"/></text:p><text:p text:style-name="P31"><text:s/>- displayArea: JTextArea <text:s text:c="14"/></text:p><text:p text:style-name="P32">---------------------------------------------------------------</text:p><text:p text:style-name="P33"><text:s/>+ initComponents() <text:s text:c="19"/></text:p><text:p text:style-name="P34"><text:s/>+ addComputerPart() <text:s text:c="19"/></text:p><text:p text:style-name="P35"><text:s/>+ displayComputerParts() <text:s text:c="14"/></text:p><text:p text:style-name="P36"><text:s/>+ clearInputFields() <text:s text:c="18"/>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1" svg:viewBox="0 0 20 30" svg:d="m10 0-10 30h20z"/>
    <draw:marker draw:name="a3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1562in" text:min-label-width="0.25in" text:list-level-position-and-space-mode="label-alignment">
          <style:list-level-label-alignment text:label-followed-by="listtab" fo:margin-left="0.4062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" style:font-name-complex="Segoe UI" fo:color="#0D0D0D" fo:background-color="#FFFFFF"/>
    </style:style>
  </office:automatic-styles>
  <office:master-styles>
    <style:master-page style:name="MP0" style:page-layout-name="PL0">
      <style:header>
        <text:p text:style-name="Header"><text:span text:style-name="T2">Class Diagram</text:span><text:span text:style-name="T3">:<text:s/></text:span><text:span text:style-name="T4">Computer parts shop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i Retsja</meta:initial-creator>
    <dc:creator>Andrei Retsja</dc:creator>
    <meta:creation-date>2024-02-19T14:28:00Z</meta:creation-date>
    <dc:date>2024-02-19T14:44:00Z</dc:date>
    <meta:template xlink:href="Normal.dotm" xlink:type="simple"/>
    <meta:editing-cycles>1</meta:editing-cycles>
    <meta:editing-duration>PT960S</meta:editing-duration>
    <meta:document-statistic meta:page-count="1" meta:paragraph-count="1" meta:word-count="2" meta:character-count="13" meta:row-count="1" meta:non-whitespace-character-count="12"/>
  </office:meta>
</office:document-meta>
</file>